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fo:letter-spacing="normal"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officeooo:paragraph-rsid="0004e37c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fo:letter-spacing="normal" fo:font-style="normal" fo:font-weight="normal" officeooo:rsid="0004e37c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000000" fo:letter-spacing="normal" fo:font-weight="normal" style:font-weight-asian="normal" style:font-weight-complex="normal" loext:padding="0cm" loext:border="none"/>
    </style:style>
    <style:style style:name="T5" style:family="text">
      <style:text-properties fo:font-variant="normal" fo:text-transform="none" fo:color="#000000" fo:letter-spacing="normal" fo:font-weight="bold" style:font-weight-asian="bold" style:font-weight-complex="bold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trong_20_Emphasis"><text:span text:style-name="T2">Prova 1 de Algoritmos e POO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1) Faça um software em Python que imprime na tela a seguinte figura – Usar estruturas de repetição: (2,5)</text:span></text:span></text:p>
      <text:p text:style-name="P2"/>
      <text:p text:style-name="P3">*</text:p>
      <text:p text:style-name="P3">**</text:p>
      <text:p text:style-name="P3">***</text:p>
      <text:p text:style-name="P3">****</text:p>
      <text:p text:style-name="P3">***</text:p>
      <text:p text:style-name="P3">**</text:p>
      <text:p text:style-name="P3">*</text:p>
      <text:p text:style-name="P2"/>
      <text:p text:style-name="P7">for i in range(0, 5):</text:p>
      <text:p text:style-name="P7"><text:s text:c="4"/>for j in range(0, i):</text:p>
      <text:p text:style-name="P7"><text:s text:c="8"/>print('*', end='')</text:p>
      <text:p text:style-name="P7"><text:s text:c="4"/>print('\n')</text:p>
      <text:p text:style-name="P7"/>
      <text:p text:style-name="P7">for i in range(3, 0, -1):</text:p>
      <text:p text:style-name="P7"><text:s text:c="4"/>for j in range(0, i):</text:p>
      <text:p text:style-name="P7"><text:s text:c="8"/>print('*', end='')</text:p>
      <text:p text:style-name="P7"><text:s text:c="4"/>print('\n')</text:p>
      <text:p text:style-name="P2"/>
      <text:p text:style-name="P1"><text:span text:style-name="Strong_20_Emphasis"><text:span text:style-name="T1">2) Faça um software em Python que lê dois números e diz qual é maior, qual é o menor ou se são iguais. (2,5)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5">print('Saiba qual é o número maior e qual o menor')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>n1 = int(input('Digite o primeiro número: '))</text:span></text:span></text:p>
      <text:p text:style-name="P1"><text:span text:style-name="Strong_20_Emphasis"><text:span text:style-name="T5">n2 = int(input('Digite o segundo número: '))</text:span></text:span></text:p>
      <text:p text:style-name="P1"><text:span text:style-name="Strong_20_Emphasis"><text:span text:style-name="T5"/></text:span></text:p>
      <text:p text:style-name="P1"><text:span text:style-name="Strong_20_Emphasis"><text:span text:style-name="T5">if (n1 &gt; n2):</text:span></text:span></text:p>
      <text:p text:style-name="P1"><text:span text:style-name="Strong_20_Emphasis"><text:span text:style-name="T5"><text:s text:c="4"/>print('O primeiro número é maior do que o segundo')</text:span></text:span></text:p>
      <text:p text:style-name="P1"><text:span text:style-name="Strong_20_Emphasis"><text:span text:style-name="T5">elif (n2 &gt; n1):</text:span></text:span></text:p>
      <text:p text:style-name="P1"><text:span text:style-name="Strong_20_Emphasis"><text:span text:style-name="T5"><text:s text:c="4"/>print('O Segundo número é maior do que o primeiro')</text:span></text:span></text:p>
      <text:p text:style-name="P1"><text:span text:style-name="Strong_20_Emphasis"><text:span text:style-name="T5">else:</text:span></text:span></text:p>
      <text:p text:style-name="P1"><text:span text:style-name="Strong_20_Emphasis"><text:span text:style-name="T5"><text:s text:c="4"/>print('O primeiro número é igual ao segundo')</text:span></text:span></text:p>
      <text:p text:style-name="P1"><text:span text:style-name="Strong_20_Emphasis"><text:span text:style-name="T3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oft-page-break/><text:span text:style-name="Strong_20_Emphasis"><text:span text:style-name="T1"/></text:span></text:p>
      <text:p text:style-name="P4"><text:span text:style-name="Strong_20_Emphasis"><text:span text:style-name="T1">3) Faça um software em Python que lê um número inteiro e depois imprime todos os pares no intervalo de 0 até o número digitado. (2,5)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>print('Saiba qual são todos os pares de zero até n')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>n = int(input('Digite o número que representa o final do intervalo: '))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>for j in range(0, n+1, 2):</text:span></text:span></text:p>
      <text:p text:style-name="P4"><text:span text:style-name="Strong_20_Emphasis"><text:span text:style-name="T3"><text:s text:c="4"/>print(j)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1">4) Faça um software em Python que lê uma String e imprime a String ao contrário. (2,5)</text:span></text:span></text:p>
      <text:p text:style-name="P4"><text:span text:style-name="Strong_20_Emphasis"><text:span text:style-name="T3"/></text:span></text:p>
      <text:p text:style-name="P5">print('Saiba qual é a string digitada ao contrário')</text:p>
      <text:p text:style-name="P5">s = input('Digite sua string: ')</text:p>
      <text:p text:style-name="P5">print(s[::-1])</text:p>
      <text:p text:style-name="P4"><text:span text:style-name="Strong_20_Emphasis"><text:span text:style-name="T5"/></text:span></text:p>
      <text:p text:style-name="P4"><text:span text:style-name="Strong_20_Emphasis"><text:span text:style-name="T3"/></text:span></text:p>
      <text:p text:style-name="P4"><text:span text:style-name="Strong_20_Emphasis"><text:span text:style-name="T1">5) Faça um programa em Python que lê dez números inteiros e imprime os mesmos em ordem crescente. (10)</text:span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9:04:53.574125360</meta:creation-date>
    <dc:date>2019-03-20T19:59:19.232103467</dc:date>
    <meta:editing-duration>PT23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246" meta:character-count="1346" meta:non-whitespace-character-count="1088"/>
  </office:meta>
</office:document-meta>
</file>